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creation of layout</text:h>
      <text:p text:style-name="Text_20_body">Manually re-creating the layout of <text:a xlink:type="simple" xlink:href="http://edition.cnn.com/SPECIALS/war.casualties/index.html">http://edition.cnn.com/SPECIALS/war.casualties/index.html</text:a> <text:s/>using simple OpenAjax widgets.</text:p>
      <text:list xml:id="list42276631" text:style-name="L1">
        <text:list-item>
          <text:p text:style-name="P1">Manually create blank OpenAjax hub for mashup</text:p>
        </text:list-item>
        <text:list-item>
          <text:p text:style-name="P1">Manually create widgets and widget metadata files following OpenAjax Metadata 1.0 Specification.</text:p>
        </text:list-item>
        <text:list-item>
          <text:p text:style-name="P1">Manually add categories to widget metadata to classify widgets.</text:p>
        </text:list-item>
        <text:list-item>
          <text:p text:style-name="P1">Load first map widget.</text:p>
          <text:list>
            <text:list-item>
              <text:p text:style-name="P1">Manually added loader code to the hub.</text:p>
              <text:list>
                <text:list-item>
                  <text:p text:style-name="P1">DIV element in HTML code (could be created with JavaScript)</text:p>
                </text:list-item>
                <text:list-item>
                  <text:p text:style-name="P1">JavaScript code to initiate loader</text:p>
                </text:list-item>
                <text:list-item>
                  <text:p text:style-name="P1">Widget XML code into JavaScript code</text:p>
                </text:list-item>
              </text:list>
            </text:list-item>
            <text:list-item>
              <text:p text:style-name="P1">Manually adjust widget dimensions. Set width and height to 100% to fill the screen because this is widget that can be stretched and since there are no other widgets.</text:p>
              <text:list>
                <text:list-item>
                  <text:p text:style-name="P1">Content, so should be in the middle of the screen</text:p>
                </text:list-item>
                <text:list-item>
                  <text:p text:style-name="P1">Can be resized, so maximize, no other widgets on the screen, so can be 100% width and height.</text:p>
                </text:list-item>
              </text:list>
            </text:list-item>
            <text:list-item>
              <text:p text:style-name="P1">Automatically created using JavaScript loader based on widget metadata file.</text:p>
            </text:list-item>
          </text:list>
        </text:list-item>
        <text:list-item>
          <text:p text:style-name="P1">Load second map widget.</text:p>
          <text:list>
            <text:list-item>
              <text:p text:style-name="P1">Manually added loader code to the hub.</text:p>
            </text:list-item>
            <text:list-item>
              <text:p text:style-name="P1">Manually chose location next to the other map. Maps are equally important content widgets and fit next to each other.</text:p>
              <text:list>
                <text:list-item>
                  <text:p text:style-name="P1">See other widgets</text:p>
                </text:list-item>
                <text:list-item>
                  <text:p text:style-name="P1">Only 1 exists, same category and priority (???)</text:p>
                </text:list-item>
                <text:list-item>
                  <text:p text:style-name="P1">Since both are equally important and fit next to each other then place next to each other (??? but actually according to guidelines the one on the right side is more important, but since it is added later then maybe it is actually less important...)</text:p>
                </text:list-item>
              </text:list>
            </text:list-item>
            <text:list-item>
              <text:p text:style-name="P1">Manually adjust widget dimensions. Since maps are positioned next to each other it can only take 50% of the width.</text:p>
            </text:list-item>
            <text:list-item>
              <text:p text:style-name="P1">Manually adjust dimensions of the other widget. Set to 50% because other widget takes 50% of the width.</text:p>
            </text:list-item>
            <text:list-item>
              <text:p text:style-name="P1">Automatically created using JavaScript loader based on widget metadata file.</text:p>
            </text:list-item>
          </text:list>
        </text:list-item>
        <text:list-item>
          <text:p text:style-name="P1">Load first graph widget.</text:p>
          <text:list>
            <text:list-item>
              <text:p text:style-name="P1">Manually added loader code to the hub.</text:p>
            </text:list-item>
            <text:list-item>
              <text:p text:style-name="P1">Manually chose location after map widgets and directly under first map widget. Less important content widget so placed after maps, related to first map widget, so place it below first map.</text:p>
              <text:list>
                <text:list-item>
                  <text:p text:style-name="P1">This is content, visualization widget.</text:p>
                </text:list-item>
                <text:list-item>
                  <text:p text:style-name="P1">See other widgets. 2 content elements already exist, next to each other.</text:p>
                </text:list-item>
                <text:list-item>
                  <text:p text:style-name="P1"><text:soft-page-break/>Not enough room on the same line (???), so place below map content elements.</text:p>
                </text:list-item>
                <text:list-item>
                  <text:p text:style-name="P1">Gets data from the same source as first map, so “group together”.</text:p>
                </text:list-item>
              </text:list>
            </text:list-item>
            <text:list-item>
              <text:p text:style-name="P1">Manually adjust widget dimensions. Take 20% of the height, since takes less room than a map.</text:p>
            </text:list-item>
            <text:list-item>
              <text:p text:style-name="P1">Manually adjust first map dimensions. Height reduced to 80% since graph takes some of the space.</text:p>
            </text:list-item>
            <text:list-item>
              <text:p text:style-name="P1">Automatically created using JavaScript loader based on widget metadata file.</text:p>
            </text:list-item>
          </text:list>
        </text:list-item>
        <text:list-item>
          <text:p text:style-name="P1">Load second graph widget.</text:p>
          <text:list>
            <text:list-item>
              <text:p text:style-name="P1">Manually added loader code to the hub.</text:p>
            </text:list-item>
            <text:list-item>
              <text:p text:style-name="P1">Manually chose location after map widgets, next to the other graph widget and directly under second map widget. Same importance with the other graph, so place next to the other graph and related to second map so place below second map.</text:p>
            </text:list-item>
            <text:list-item>
              <text:p text:style-name="P1">Manually adjust widget dimensions. Take 20% of the height, since takes less room than a map.</text:p>
            </text:list-item>
            <text:list-item>
              <text:p text:style-name="P1">Manually adjust second map dimensions. Height reduced to 80% since graph takes some of the space.</text:p>
            </text:list-item>
            <text:list-item>
              <text:p text:style-name="P1">Automatically created using JavaScript loader based on widget metadata file.</text:p>
            </text:list-item>
          </text:list>
        </text:list-item>
        <text:list-item>
          <text:p text:style-name="P1">Load navigation widget.</text:p>
          <text:list>
            <text:list-item>
              <text:p text:style-name="P1">Manually added loader code to the hub.</text:p>
            </text:list-item>
            <text:list-item>
              <text:p text:style-name="P1">Manually chose location before maps. Navigation should generally be before contents, so place before maps.</text:p>
            </text:list-item>
            <text:list-item>
              <text:p text:style-name="P1">Manually adjust widget dimensions. Set height to 10% because navigation should not take a lot of space.</text:p>
            </text:list-item>
            <text:list-item>
              <text:p text:style-name="P1">Manually adjust maps and graphs dimensions. Maps and graphs have to lose 5% height each in order to fit navigation without forcing user to scroll.</text:p>
            </text:list-item>
            <text:list-item>
              <text:p text:style-name="P1">Automatically created using JavaScript loader based on widget metadata file.</text:p>
            </text:list-item>
          </text:list>
        </text:list-item>
        <text:list-item>
          <text:p text:style-name="P1">Load search widget.</text:p>
          <text:list>
            <text:list-item>
              <text:p text:style-name="P1">Manually added loader code to the hub.</text:p>
            </text:list-item>
            <text:list-item>
              <text:p text:style-name="P1">Manually chose location before maps and next to navigation. Search should generally be placed in top right and next to navigation.</text:p>
            </text:list-item>
            <text:list-item>
              <text:p text:style-name="P1">Manually adjust widget dimensions. Search also takes 10% of the height, since navigation is this high (actually it could probably be less).</text:p>
            </text:list-item>
            <text:list-item>
              <text:p text:style-name="P1">Automatically created using JavaScript loader based on widget metadata file.</text:p>
            </text:list-item>
          </text:list>
        </text:list-item>
        <text:list-item>
          <text:p text:style-name="P1">Load global navigation.</text:p>
          <text:list>
            <text:list-item>
              <text:p text:style-name="P1">Manually added loader code to the hub.</text:p>
            </text:list-item>
            <text:list-item>
              <text:p text:style-name="P1">Manually chose location before other widgets. Global navigation to other parts of the site network should be before anything else.</text:p>
            </text:list-item>
            <text:list-item>
              <text:p text:style-name="P1">Manually adjusted widget dimensions. It should generally be rather narrow, so height is set to 5%, but width is set to 100%.</text:p>
            </text:list-item>
            <text:list-item>
              <text:p text:style-name="P1">Manually adjusted the dimensions of maps. Maps have to lose 5% of height in order to fit global navigation without scrolling.</text:p>
            </text:list-item>
            <text:list-item>
              <text:p text:style-name="P1"><text:soft-page-break/>Automatically created using JavaScript loader based on widget metadata file.</text:p>
            </text:list-item>
          </text:list>
        </text:list-item>
      </text:list>
      <text:p text:style-name="Text_20_body">Result is in manual-layout/ directory in the repository ( <text:a xlink:type="simple" xlink:href="https://github.com/hansm/Automated-generation-of-microsites/tree/master/manual-layout">https://github.com/hansm/Automated-generation-of-microsites/tree/master/manual-layout</text:a> ), there is also a screenshot ( <text:a xlink:type="simple" xlink:href="https://github.com/hansm/Automated-generation-of-microsites/blob/master/manual-layout/screenshot.jpg">https://github.com/hansm/Automated-generation-of-microsites/blob/master/manual-layout/screenshot.jp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2-02-15T21:43:00.09</meta:creation-date>
    <dc:date>2012-02-23T21:05:41.19</dc:date>
    <dc:creator>Hans Mäesalu</dc:creator>
    <meta:editing-duration>P1DT2M1S</meta:editing-duration>
    <meta:editing-cycles>74</meta:editing-cycles>
    <meta:generator>OpenOffice.org/3.3$Win32 OpenOffice.org_project/330m20$Build-9567</meta:generator>
    <meta:document-statistic meta:table-count="0" meta:image-count="0" meta:object-count="0" meta:page-count="3" meta:paragraph-count="57" meta:word-count="794" meta:character-count="4835"/>
  </office:meta>
</office:document-meta>
</file>